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gerian" svg:font-family="Algerian" style:font-family-generic="decorative" style:font-pitch="variable"/>
    <style:font-face style:name="Amiri Quran" svg:font-family="'Amiri Quran'" style:font-pitch="variable"/>
    <style:font-face style:name="Arial Black" svg:font-family="'Arial Black'" style:font-adornments="Normalny" style:font-family-generic="swiss" style:font-pitch="variable"/>
    <style:font-face style:name="Blackadder ITC" svg:font-family="'Blackadder ITC'" style:font-family-generic="decorative" style:font-pitch="variable"/>
    <style:font-face style:name="Britannic Bold" svg:font-family="'Britannic Bold'" style:font-family-generic="swiss" style:font-pitch="variable"/>
    <style:font-face style:name="Dubai" svg:font-family="Dubai" style:font-family-generic="swiss" style:font-pitch="variable"/>
    <style:font-face style:name="Kunstler Script" svg:font-family="'Kunstler Script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achlieli CLM" svg:font-family="'Nachlieli CLM'" style:font-family-generic="modern" style:font-pitch="variable"/>
    <style:font-face style:name="Noto Serif Georgian" svg:font-family="'Noto Serif Georgian'" style:font-family-generic="roman" style:font-pitch="variable"/>
    <style:font-face style:name="Old English Text MT" svg:font-family="'Old English Text MT'" style:font-family-generic="script" style:font-pitch="variable"/>
    <style:font-face style:name="OpenSymbol" svg:font-family="OpenSymbol" style:font-pitch="variable"/>
    <style:font-face style:name="Reem Kufi" svg:font-family="'Reem Kufi'" style:font-pitch="variable"/>
    <style:font-face style:name="Showcard Gothic" svg:font-family="'Showcard Gothic'" style:font-family-generic="decorative" style:font-pitch="variable"/>
    <style:font-face style:name="Yu Gothic UI Semibold" svg:font-family="'Yu Gothic UI Semibold'" style:font-family-generic="swiss" style:font-pitch="variable"/>
  </office:font-face-decls>
  <office:automatic-styles>
    <style:style style:name="P1" style:family="paragraph" style:parent-style-name="Preformatted_20_Text">
      <style:text-properties fo:language="pl" fo:country="PL"/>
    </style:style>
    <style:style style:name="P2" style:family="paragraph" style:parent-style-name="Preformatted_20_Text">
      <style:text-properties fo:language="pl" fo:country="PL"/>
    </style:style>
    <style:style style:name="P3" style:family="paragraph" style:parent-style-name="Preformatted_20_Text">
      <style:paragraph-properties fo:text-align="center" style:justify-single-word="false"/>
      <style:text-properties fo:language="pl" fo:country="PL"/>
    </style:style>
    <style:style style:name="P4" style:family="paragraph" style:parent-style-name="Preformatted_20_Text">
      <style:paragraph-properties fo:text-align="center" style:justify-single-word="false"/>
      <style:text-properties fo:color="#ff0000" loext:opacity="100%" style:font-name="Old English Text MT" fo:font-size="36pt" fo:language="pl" fo:country="PL" style:font-size-asian="36pt" style:font-size-complex="36pt"/>
    </style:style>
    <style:style style:name="P5" style:family="paragraph" style:parent-style-name="Preformatted_20_Text">
      <style:paragraph-properties fo:text-align="center" style:justify-single-word="false"/>
      <style:text-properties fo:color="#ff0000" loext:opacity="100%" style:font-name="Old English Text MT" fo:font-size="36pt" fo:language="pl" fo:country="PL" officeooo:paragraph-rsid="007f9885" style:font-size-asian="36pt" style:font-size-complex="36pt"/>
    </style:style>
    <style:style style:name="P6" style:family="paragraph" style:parent-style-name="Preformatted_20_Text">
      <style:paragraph-properties fo:text-align="center" style:justify-single-word="false"/>
      <style:text-properties style:font-name="Old English Text MT" fo:font-size="20pt" fo:language="pl" fo:country="PL" style:font-size-asian="20pt" style:font-size-complex="20pt"/>
    </style:style>
    <style:style style:name="P7" style:family="paragraph" style:parent-style-name="Preformatted_20_Text">
      <style:paragraph-properties fo:text-align="center" style:justify-single-word="false"/>
      <style:text-properties style:font-name="Old English Text MT" fo:font-size="20pt" fo:language="pl" fo:country="PL" officeooo:paragraph-rsid="00697b81" style:font-size-asian="20pt" style:font-size-complex="20pt"/>
    </style:style>
    <style:style style:name="P8" style:family="paragraph" style:parent-style-name="Preformatted_20_Text">
      <style:paragraph-properties fo:text-align="center" style:justify-single-word="false"/>
      <style:text-properties style:font-name="Old English Text MT" fo:font-size="20pt" fo:language="pl" fo:country="PL" officeooo:paragraph-rsid="005fb37c" style:font-size-asian="20pt" style:font-size-complex="20pt"/>
    </style:style>
    <style:style style:name="P9" style:family="paragraph" style:parent-style-name="Preformatted_20_Text">
      <style:paragraph-properties fo:text-align="center" style:justify-single-word="false"/>
      <style:text-properties style:font-name="Old English Text MT" fo:font-size="20pt" fo:language="pl" fo:country="PL" officeooo:rsid="000bece2" officeooo:paragraph-rsid="000bece2" style:font-size-asian="20pt" style:font-size-complex="20pt"/>
    </style:style>
    <style:style style:name="P10" style:family="paragraph" style:parent-style-name="Preformatted_20_Text">
      <style:paragraph-properties fo:text-align="center" style:justify-single-word="false"/>
      <style:text-properties style:font-name="Old English Text MT" fo:font-size="20pt" fo:language="pl" fo:country="PL" officeooo:rsid="001619d1" officeooo:paragraph-rsid="001619d1" style:font-size-asian="20pt" style:font-size-complex="20pt"/>
    </style:style>
    <style:style style:name="P11" style:family="paragraph" style:parent-style-name="Preformatted_20_Text">
      <style:paragraph-properties fo:text-align="center" style:justify-single-word="false"/>
      <style:text-properties style:font-name="Old English Text MT" fo:font-size="20pt" fo:language="pl" fo:country="PL" officeooo:rsid="0027455c" officeooo:paragraph-rsid="0027455c" style:font-size-asian="20pt" style:font-size-complex="20pt"/>
    </style:style>
    <style:style style:name="P12" style:family="paragraph" style:parent-style-name="Preformatted_20_Text">
      <style:paragraph-properties fo:text-align="center" style:justify-single-word="false"/>
      <style:text-properties style:font-name="Old English Text MT" fo:font-size="20pt" fo:language="pl" fo:country="PL" officeooo:rsid="00198d59" officeooo:paragraph-rsid="00198d59" style:font-size-asian="20pt" style:font-size-complex="20pt"/>
    </style:style>
    <style:style style:name="P13" style:family="paragraph" style:parent-style-name="Preformatted_20_Text">
      <style:paragraph-properties fo:text-align="center" style:justify-single-word="false"/>
      <style:text-properties style:font-name="Old English Text MT" fo:font-size="20pt" fo:language="pl" fo:country="PL" officeooo:rsid="001e84a5" officeooo:paragraph-rsid="001e84a5" style:font-size-asian="20pt" style:font-size-complex="20pt"/>
    </style:style>
    <style:style style:name="P14" style:family="paragraph" style:parent-style-name="Preformatted_20_Text">
      <style:paragraph-properties fo:text-align="center" style:justify-single-word="false"/>
      <style:text-properties style:font-name="Old English Text MT" fo:font-size="20pt" fo:language="pl" fo:country="PL" officeooo:rsid="00203b03" officeooo:paragraph-rsid="00203b03" style:font-size-asian="20pt" style:font-size-complex="20pt"/>
    </style:style>
    <style:style style:name="P15" style:family="paragraph" style:parent-style-name="Preformatted_20_Text">
      <style:paragraph-properties fo:text-align="center" style:justify-single-word="false"/>
      <style:text-properties style:font-name="Old English Text MT" fo:font-size="20pt" fo:language="pl" fo:country="PL" officeooo:rsid="002bcd7e" officeooo:paragraph-rsid="002bcd7e" style:font-size-asian="20pt" style:font-size-complex="20pt"/>
    </style:style>
    <style:style style:name="T1" style:family="text">
      <style:text-properties officeooo:rsid="0009a1ea"/>
    </style:style>
    <style:style style:name="T2" style:family="text">
      <style:text-properties officeooo:rsid="0010468a"/>
    </style:style>
    <style:style style:name="T3" style:family="text">
      <style:text-properties officeooo:rsid="0011f99e"/>
    </style:style>
    <style:style style:name="T4" style:family="text">
      <style:text-properties officeooo:rsid="001619d1"/>
    </style:style>
    <style:style style:name="T5" style:family="text">
      <style:text-properties officeooo:rsid="0018b09e"/>
    </style:style>
    <style:style style:name="T6" style:family="text">
      <style:text-properties officeooo:rsid="001c4906"/>
    </style:style>
    <style:style style:name="T7" style:family="text">
      <style:text-properties officeooo:rsid="001d750f"/>
    </style:style>
    <style:style style:name="T8" style:family="text">
      <style:text-properties officeooo:rsid="00203b03"/>
    </style:style>
    <style:style style:name="T9" style:family="text">
      <style:text-properties officeooo:rsid="0021e276"/>
    </style:style>
    <style:style style:name="T10" style:family="text">
      <style:text-properties officeooo:rsid="00255c93"/>
    </style:style>
    <style:style style:name="T11" style:family="text">
      <style:text-properties officeooo:rsid="0026a740"/>
    </style:style>
    <style:style style:name="T12" style:family="text">
      <style:text-properties officeooo:rsid="00301c3a"/>
    </style:style>
    <style:style style:name="T13" style:family="text">
      <style:text-properties officeooo:rsid="00375e0b"/>
    </style:style>
    <style:style style:name="T14" style:family="text">
      <style:text-properties officeooo:rsid="003d29ec"/>
    </style:style>
    <style:style style:name="T15" style:family="text">
      <style:text-properties officeooo:rsid="003da473"/>
    </style:style>
    <style:style style:name="T16" style:family="text">
      <style:text-properties officeooo:rsid="00411799"/>
    </style:style>
    <style:style style:name="T17" style:family="text">
      <style:text-properties officeooo:rsid="004cbf72"/>
    </style:style>
    <style:style style:name="T18" style:family="text">
      <style:text-properties officeooo:rsid="004d409e"/>
    </style:style>
    <style:style style:name="T19" style:family="text">
      <style:text-properties officeooo:rsid="004f3858"/>
    </style:style>
    <style:style style:name="T20" style:family="text">
      <style:text-properties officeooo:rsid="00508a0c"/>
    </style:style>
    <style:style style:name="T21" style:family="text">
      <style:text-properties officeooo:rsid="00544228"/>
    </style:style>
    <style:style style:name="T22" style:family="text">
      <style:text-properties officeooo:rsid="0054bb95"/>
    </style:style>
    <style:style style:name="T23" style:family="text">
      <style:text-properties officeooo:rsid="005762ad"/>
    </style:style>
    <style:style style:name="T24" style:family="text">
      <style:text-properties fo:font-size="15pt" fo:font-weight="bold" style:font-size-asian="15pt" style:font-weight-asian="bold" style:font-size-complex="15pt" style:font-weight-complex="bold"/>
    </style:style>
    <style:style style:name="T25" style:family="text">
      <style:text-properties officeooo:rsid="00594afd"/>
    </style:style>
    <style:style style:name="T26" style:family="text">
      <style:text-properties officeooo:rsid="00598041"/>
    </style:style>
    <style:style style:name="T27" style:family="text">
      <style:text-properties officeooo:rsid="00610989"/>
    </style:style>
    <style:style style:name="T28" style:family="text">
      <style:text-properties officeooo:rsid="00660bbc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77cc72" style:font-weight-asian="bold" style:font-weight-complex="bold"/>
    </style:style>
    <style:style style:name="T31" style:family="text">
      <style:text-properties fo:font-weight="bold" officeooo:rsid="007d1b23" style:font-weight-asian="bold" style:font-weight-complex="bold"/>
    </style:style>
    <style:style style:name="T32" style:family="text">
      <style:text-properties officeooo:rsid="006e32ac"/>
    </style:style>
    <style:style style:name="T33" style:family="text">
      <style:text-properties officeooo:rsid="006e952b"/>
    </style:style>
    <style:style style:name="T34" style:family="text">
      <style:text-properties officeooo:rsid="006ffb01"/>
    </style:style>
    <style:style style:name="T35" style:family="text">
      <style:text-properties officeooo:rsid="0071368f"/>
    </style:style>
    <style:style style:name="T36" style:family="text">
      <style:text-properties officeooo:rsid="0072a812"/>
    </style:style>
    <style:style style:name="T37" style:family="text">
      <style:text-properties officeooo:rsid="00745830"/>
    </style:style>
    <style:style style:name="T38" style:family="text">
      <style:text-properties officeooo:rsid="0076259d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9">Moja ma</text:span><text:span text:style-name="T31">ł</text:span><text:span text:style-name="T29">a sarenka</text:span></text:p>
      <text:p text:style-name="P6"/>
      <text:p text:style-name="P6"><text:span text:style-name="T20">Zobaczyłem</text:span> <text:span text:style-name="T35">J</text:span>ą w <text:span text:style-name="T1">kościółku,</text:span></text:p>
      <text:p text:style-name="P6">wyglądała jak <text:span text:style-name="T2">z obrazka.</text:span></text:p>
      <text:p text:style-name="P9">Chodziliśmy się <text:span text:style-name="T19">często </text:span>modlić</text:p>
      <text:p text:style-name="P6">aż mi zawirowa<text:span text:style-name="T32">ł</text:span>a <text:span text:style-name="T2">czaszka</text:span> :-)</text:p>
      <text:p text:style-name="P6"/>
      <text:p text:style-name="P6"><text:span text:style-name="T6">Niewiele</text:span> musiało minąć <text:span text:style-name="T10">chwil</text:span>,</text:p>
      <text:p text:style-name="P6">zanim do końca zrozumiałem,</text:p>
      <text:p text:style-name="P6">jak wielki ma potencjał</text:p>
      <text:p text:style-name="P6">i jak piękny nosi w sobie diament.</text:p>
      <text:p text:style-name="P6"/>
      <text:p text:style-name="P10">16 lutego przyszedł raz,</text:p>
      <text:p text:style-name="P10">kiedy ją <text:span text:style-name="T7">w busie </text:span>zobaczyłem.</text:p>
      <text:p text:style-name="P10">Jecha<text:span text:style-name="T33">ł</text:span>a sobie z gitarą wraz;</text:p>
      <text:p text:style-name="P10">jakoś, <text:span text:style-name="T5">udało się, </text:span>zaczepiłem.</text:p>
      <text:p text:style-name="P11">Dzięki agrafko ;-)</text:p>
      <text:p text:style-name="P6"/>
      <text:p text:style-name="P12">17 lut<text:span text:style-name="T8">ego <text:s/></text:span><text:span text:style-name="T34">p</text:span>rzyszedł wnet.</text:p>
      <text:p text:style-name="P12">Mówię do siebie – dziś jest ten dzień.</text:p>
      <text:p text:style-name="P13">Szybko pobiegłem za nia <text:span text:style-name="T8">z kościoł</text:span><text:span text:style-name="T12">a,</text:span></text:p>
      <text:p text:style-name="P14">a uciekała jakby się paliło.</text:p>
      <text:p text:style-name="P15">5 bieg trzeba było włączyć</text:p>
      <text:p text:style-name="P15"><text:span text:style-name="T21">żeby</text:span> <text:span text:style-name="T22">Ją</text:span> szybko dogonić.</text:p>
      <text:p text:style-name="P13"/>
      <text:p text:style-name="P6"><text:span text:style-name="T3">1</text:span><text:span text:style-name="T4">8</text:span><text:span text:style-name="T3"> lutego </text:span>przyszedł <text:span text:style-name="T17">szyb</text:span><text:span text:style-name="T18">c</text:span><text:span text:style-name="T17">iutko</text:span>,</text:p>
      <text:p text:style-name="P6"><text:span text:style-name="T23">gdy</text:span> <text:span text:style-name="T25">się z </text:span><text:span text:style-name="T35">N</text:span>ią <text:span text:style-name="T17">w Sowie </text:span>spotkałem.</text:p>
      <text:p text:style-name="P6">Spędziłem naprawdę super dzień,</text:p>
      <text:p text:style-name="P6">żałuje że nie pocałowałem;</text:p>
      <text:p text:style-name="P6">Słodkich usteczek, pięknych polików.</text:p>
      <text:p text:style-name="P6">Miękkich uszek, cudownej szyi. ;-<text:span text:style-name="T11">)</text:span></text:p>
      <text:p text:style-name="P6"/>
      <text:p text:style-name="P6"/>
      <text:p text:style-name="P6">Serce me szybciej wtedy zabiło,</text:p>
      <text:p text:style-name="P6">świat, wywrócił się do góry nogami.</text:p>
      <text:p text:style-name="P6"><text:soft-page-break/>Czy to możliwe że to właśnie <text:span text:style-name="T36">O</text:span>na,</text:p>
      <text:p text:style-name="P6">moja jedyna, mi przeznaczona ?</text:p>
      <text:p text:style-name="P6"/>
      <text:p text:style-name="P6">5<text:span text:style-name="T9">5</text:span> kilo srebra, złota i platyny,</text:p>
      <text:p text:style-name="P6">w ciele niesamowitej kobiety,</text:p>
      <text:p text:style-name="P6">czekające<text:span text:style-name="T28">j</text:span> na swojego mężczyznę?</text:p>
      <text:p text:style-name="P6"/>
      <text:p text:style-name="P6">Dobry <text:span text:style-name="T26">mój </text:span>Boże powiedz mi, please</text:p>
      <text:p text:style-name="P6">Co ja mam dziś uczynić?</text:p>
      <text:p text:style-name="P6">Jak pocałować by <text:span text:style-name="T36">J</text:span>ej nie skrzywdzić?</text:p>
      <text:p text:style-name="P6">Jak dotknąć aby nie zranić?</text:p>
      <text:p text:style-name="P6"/>
      <text:p text:style-name="P6">Spojrzeć na <text:span text:style-name="T38">N</text:span>ią, otrzeć łzy,</text:p>
      <text:p text:style-name="P6">przytulić i już nie wypuścić.</text:p>
      <text:p text:style-name="P6">Dać klucz do mego serca</text:p>
      <text:p text:style-name="P6">w którym znajdzie spokojną przystań?</text:p>
      <text:p text:style-name="P6"/>
      <text:p text:style-name="P7">Na dziś to tyle moja droga,</text:p>
      <text:p text:style-name="P7">wiersz ten i tak jest już długi.</text:p>
      <text:p text:style-name="P7">Jest jeszcze dużo do zrobienia;</text:p>
      <text:p text:style-name="P7">Wciąż mam ci <text:span text:style-name="T15">TYLE</text:span>... do powiedzenia :-<text:span text:style-name="T16">)</text:span></text:p>
      <text:p text:style-name="P7"/>
      <text:p text:style-name="P6">Zmróż już swe oczka, pora spać,</text:p>
      <text:p text:style-name="P6">moja Ty śpiąca królewno.</text:p>
      <text:p text:style-name="P6">Jutro też trzeba będzie wstać,</text:p>
      <text:p text:style-name="P8">na nowo walczyć o piękno.</text:p>
      <text:p text:style-name="P8"/>
      <text:p text:style-name="P8"/>
      <text:p text:style-name="P8"/>
      <text:p text:style-name="P5"><text:span text:style-name="T27">P.S. </text:span>Zawsze pamiętaj że </text:p>
      <text:p text:style-name="P5"><text:span text:style-name="T39">jesteś moim </text:span></text:p>
      <text:p text:style-name="P5"><text:span text:style-name="T39">najcudowniejszym cudeńkiem</text:span> :-<text:span text:style-name="T27">*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gerian" svg:font-family="Algerian" style:font-family-generic="decorative" style:font-pitch="variable"/>
    <style:font-face style:name="Amiri Quran" svg:font-family="'Amiri Quran'" style:font-pitch="variable"/>
    <style:font-face style:name="Arial Black" svg:font-family="'Arial Black'" style:font-adornments="Normalny" style:font-family-generic="swiss" style:font-pitch="variable"/>
    <style:font-face style:name="Blackadder ITC" svg:font-family="'Blackadder ITC'" style:font-family-generic="decorative" style:font-pitch="variable"/>
    <style:font-face style:name="Britannic Bold" svg:font-family="'Britannic Bold'" style:font-family-generic="swiss" style:font-pitch="variable"/>
    <style:font-face style:name="Dubai" svg:font-family="Dubai" style:font-family-generic="swiss" style:font-pitch="variable"/>
    <style:font-face style:name="Kunstler Script" svg:font-family="'Kunstler Script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achlieli CLM" svg:font-family="'Nachlieli CLM'" style:font-family-generic="modern" style:font-pitch="variable"/>
    <style:font-face style:name="Noto Serif Georgian" svg:font-family="'Noto Serif Georgian'" style:font-family-generic="roman" style:font-pitch="variable"/>
    <style:font-face style:name="Old English Text MT" svg:font-family="'Old English Text MT'" style:font-family-generic="script" style:font-pitch="variable"/>
    <style:font-face style:name="OpenSymbol" svg:font-family="OpenSymbol" style:font-pitch="variable"/>
    <style:font-face style:name="Reem Kufi" svg:font-family="'Reem Kufi'" style:font-pitch="variable"/>
    <style:font-face style:name="Showcard Gothic" svg:font-family="'Showcard Gothic'" style:font-family-generic="decorative" style:font-pitch="variable"/>
    <style:font-face style:name="Yu Gothic UI Semibold" svg:font-family="'Yu Gothic UI Semibold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8T17:28:38.534000000</dc:date>
    <meta:editing-duration>PT18H44M39S</meta:editing-duration>
    <meta:editing-cycles>79</meta:editing-cycles>
    <meta:generator>LibreOffice/7.5.2.2$Windows_X86_64 LibreOffice_project/53bb9681a964705cf672590721dbc85eb4d0c3a2</meta:generator>
    <meta:print-date>2023-04-18T17:30:04.840000000</meta:print-date>
    <meta:document-statistic meta:table-count="0" meta:image-count="0" meta:object-count="0" meta:page-count="2" meta:paragraph-count="52" meta:word-count="252" meta:character-count="1492" meta:non-whitespace-character-count="1288"/>
  </office:meta>
</office:document-meta>
</file>